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/>
    <style:font-face style:name="Panchanan Regular" svg:font-family="'Panchanan Regular'" style:font-adornments="Regular"/>
    <style:font-face style:name="Panchanan1" svg:font-family="Panchanan" style:font-adornments="Regular" style:font-pitch="variable"/>
    <style:font-face style:name="Panchanan:ss01=1" svg:font-family="Panchanan:ss01=1" style:font-adornments="Regular"/>
    <style:font-face style:name="Panchanan:ss02=1" svg:font-family="Panchanan:ss02=1" style:font-adornments="Regular"/>
    <style:font-face style:name="Panchanan:ss03=1" svg:font-family="Panchanan:ss03=1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70b3" officeooo:paragraph-rsid="001870b3" style:font-size-asian="24pt" style:font-name-complex="Panchanan1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officeooo:rsid="00211c5b" officeooo:paragraph-rsid="00211c5b" style:font-size-asian="32pt" style:font-name-complex="Panchanan1" style:font-size-complex="3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88pt" officeooo:rsid="00211c5b" officeooo:paragraph-rsid="00211c5b" style:font-size-asian="88pt" style:font-name-complex="Panchanan1" style:font-size-complex="8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officeooo:rsid="00211c5b" officeooo:paragraph-rsid="00211c5b" style:font-size-asian="16.6499996185303pt" style:font-name-complex="Panchanan1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0pt" officeooo:rsid="00211c5b" officeooo:paragraph-rsid="00211c5b" style:font-size-asian="40pt" style:font-name-complex="Panchanan1" style:font-size-complex="4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officeooo:rsid="00211c5b" officeooo:paragraph-rsid="00211c5b" style:font-size-asian="16pt" style:font-name-complex="Panchanan1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1pt" fo:font-weight="normal" officeooo:rsid="00211c5b" officeooo:paragraph-rsid="00211c5b" style:font-size-asian="21pt" style:font-weight-asian="normal" style:font-name-complex="Panchanan1" style:font-size-complex="21pt" style:font-weight-complex="normal"/>
    </style:style>
    <style:style style:name="P8" style:family="paragraph" style:parent-style-name="Standard">
      <style:text-properties fo:font-size="20pt" officeooo:rsid="001870b3" officeooo:paragraph-rsid="001870b3" style:font-size-asian="16.6499996185303pt" style:font-name-complex="Panchanan1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4pt" officeooo:rsid="001e0f58" officeooo:paragraph-rsid="001e0f58" style:font-size-asian="24pt" style:font-name-complex="Panchanan1" style:font-size-complex="2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officeooo:rsid="001e0f58" officeooo:paragraph-rsid="001e0f58" style:font-name-asian="NSimSun1" style:font-size-asian="24pt" style:font-name-complex="Panchanan Regular" style:font-size-complex="2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0pt" officeooo:rsid="001e0f58" officeooo:paragraph-rsid="001e0f58" style:font-name-asian="NSimSun1" style:font-size-asian="16.6499996185303pt" style:font-name-complex="Panchanan Regular" style:font-size-complex="20pt" style:font-weight-complex="normal"/>
    </style:style>
    <style:style style:name="P12" style:family="paragraph">
      <style:paragraph-properties fo:text-align="center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0pt" officeooo:rsid="00256f7e" officeooo:paragraph-rsid="001e0f58" style:font-name-asian="NSimSun1" style:font-size-asian="16.6499996185303pt" style:font-name-complex="Panchanan Regular" style:font-size-complex="20pt" style:font-weight-complex="normal"/>
    </style:style>
    <style:style style:name="T1" style:family="text">
      <style:text-properties officeooo:rsid="0024338a"/>
    </style:style>
    <style:style style:name="T2" style:family="text">
      <style:text-properties style:font-name-complex="Panchanan:ss03=1"/>
    </style:style>
    <style:style style:name="T3" style:family="text">
      <style:text-properties style:font-name-complex="Panchanan:ss01=1"/>
    </style:style>
    <style:style style:name="T4" style:family="text">
      <style:text-properties officeooo:rsid="001b3363"/>
    </style:style>
    <style:style style:name="T5" style:family="text">
      <style:text-properties style:font-name-complex="Panchanan:ss02=1"/>
    </style:style>
    <style:style style:name="T6" style:family="text">
      <style:text-properties officeooo:rsid="0019649f"/>
    </style:style>
    <style:style style:name="T7" style:family="text">
      <style:text-properties style:font-name="Panchanan Regular" style:font-name-asian="Panchanan Regular" style:font-name-complex="Panchanan Regular"/>
    </style:style>
    <style:style style:name="T8" style:family="text">
      <style:text-properties style:font-name="Liberation Serif" style:font-name-asian="NSimSun1" style:font-name-complex="Panchanan Regular"/>
    </style:style>
    <style:style style:name="T9" style:family="text">
      <style:text-properties style:font-name="Liberation Serif" style:font-name-asian="NSimSun1" style:font-name-complex="Panchanan:ss03=1"/>
    </style:style>
    <style:style style:name="T10" style:family="text">
      <style:text-properties style:font-name="Liberation Serif" style:font-name-asian="NSimSun1" style:font-name-complex="Panchanan"/>
    </style:style>
    <style:style style:name="T11" style:family="text">
      <style:text-properties style:font-name="Liberation Serif" officeooo:rsid="0024338a" style:font-name-asian="NSimSun1" style:font-name-complex="Panchanan:ss03=1"/>
    </style:style>
    <style:style style:name="T12" style:family="text">
      <style:text-properties officeooo:rsid="0022511f"/>
    </style:style>
    <style:style style:name="T13" style:family="text">
      <style:text-properties officeooo:rsid="00211c5b"/>
    </style:style>
    <style:style style:name="T14" style:family="text">
      <style:text-properties officeooo:rsid="00211c5b" style:font-name-complex="Panchanan Regular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োধপ্রকাশং<text:span text:style-name="T1"> </text:span>শব্দশাস্ত্রং</text:p>
      <text:p text:style-name="P1"><text:span text:style-name="T2">ফি</text:span>রিঙ্গিনা<text:span text:style-name="T3">মু</text:span>পকা<text:span text:style-name="T2">রা</text:span>র্থং</text:p>
      <text:p text:style-name="P1">ক্রিয়<text:span text:style-name="T4">তে</text:span> হা<text:span text:style-name="T5">লে</text:span>দঙ্গ<text:span text:style-name="T6">্রে</text:span>জী</text:p>
      <text:p text:style-name="P2">A</text:p>
      <text:p text:style-name="P3">GRAMMAR</text:p>
      <text:p text:style-name="P4">OF THE </text:p>
      <text:p text:style-name="P5">BENGAL <text:s/>LANGUAGE <text:tab/></text:p>
      <text:p text:style-name="P6">BY</text:p>
      <text:p text:style-name="P7">NATHANIEL BRASSEY HALHED.</text:p>
      <text:p text:style-name="P8"/>
      <text:p text:style-name="P9">ইন্<text:span text:style-name="T7">‍</text:span><text:span text:style-name="T8">দ্রাদয়ো</text:span><text:span text:style-name="T9">পি য</text:span><text:span text:style-name="T10">স্যা</text:span><text:span text:style-name="T9">ন্তং নয়যুঃ শব্দ</text:span><text:span text:style-name="T10">বা</text:span><text:span text:style-name="T9">রিধে</text:span><text:span text:style-name="T11">ঃ</text:span><text:span text:style-name="T9">।</text:span></text:p>
      <text:p text:style-name="P10">প্রক্রিয়ান্তস্য<text:span text:style-name="T12"> </text:span>কৃৎস্নস্য<text:span text:style-name="T12"> </text:span>ক্ষমোবক্তুং<text:span text:style-name="T12"> </text:span>নরঃ<text:span text:style-name="T12"> </text:span>কথং<text:span text:style-name="T13">॥</text:span></text:p>
      <text:p text:style-name="P11"><draw:line text:anchor-type="paragraph" draw:z-index="0" draw:name="Horizontal line 1" draw:style-name="gr1" draw:text-style-name="P12" svg:x1="2.111cm" svg:y1="0.455cm" svg:x2="16.033cm" svg:y2="0.455cm"><text:p/></draw:line><text:span text:style-name="T14"/></text:p>
      <text:p text:style-name="P11"><text:span text:style-name="T14"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/>
    <style:font-face style:name="Panchanan Regular" svg:font-family="'Panchanan Regular'" style:font-adornments="Regular"/>
    <style:font-face style:name="Panchanan1" svg:font-family="Panchanan" style:font-adornments="Regular" style:font-pitch="variable"/>
    <style:font-face style:name="Panchanan:ss01=1" svg:font-family="Panchanan:ss01=1" style:font-adornments="Regular"/>
    <style:font-face style:name="Panchanan:ss02=1" svg:font-family="Panchanan:ss02=1" style:font-adornments="Regular"/>
    <style:font-face style:name="Panchanan:ss03=1" svg:font-family="Panchanan:ss03=1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41:06.353875681</meta:creation-date>
    <dc:title>Simple</dc:title>
    <meta:generator>LibreOffice/24.8.4.2$Linux_X86_64 LibreOffice_project/480$Build-2</meta:generator>
    <meta:editing-duration>PT39M5S</meta:editing-duration>
    <meta:editing-cycles>12</meta:editing-cycles>
    <meta:print-date>2025-01-28T21:46:17.742173855</meta:print-date>
    <meta:printed-by>PDF files</meta:printed-by>
    <dc:date>2025-02-10T21:43:06.616277997</dc:date>
    <meta:document-statistic meta:table-count="0" meta:image-count="0" meta:object-count="0" meta:page-count="1" meta:paragraph-count="11" meta:word-count="24" meta:character-count="130" meta:non-whitespace-character-count="113"/>
    <meta:template xlink:type="simple" xlink:actuate="onRequest" xlink:title="Simple" xlink:href="../../../../../../usr/lib/libreoffice/share/template/common/styles/Simple.ott" meta:date="2025-01-28T21:41:05.940179851"/>
  </office:meta>
</office:document-meta>
</file>